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4C0DED8720271DFA.png" manifest:media-type="image/png"/>
  <manifest:file-entry manifest:full-path="Pictures/1000020100000280000001E04725D88ADD3B09CB.png" manifest:media-type="image/png"/>
  <manifest:file-entry manifest:full-path="Pictures/1000020100000280000001E0A096D3750FFC6D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5.338cm" fo:min-width="22.86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9.91cm" fo:min-width="14.99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53cm, 1.632cm, 0.778cm, 1.019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" style:family="text">
      <style:text-properties style:font-name="Liberation Sans" fo:font-size="15pt" style:font-name-asian="Liberation Sans1" style:font-size-asian="15pt" style:font-name-complex="Liberation Sans1" style:font-size-complex="1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.368cm" svg:height="5.588cm" svg:x="1.524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368cm" svg:height="5.588cm" svg:x="1.524cm" svg:y="8.38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02cm" svg:y1="2.54cm" svg:x2="2.794cm" svg:y2="3.556cm">
          <text:p/>
        </draw:line>
        <draw:line draw:style-name="gr2" draw:text-style-name="P2" draw:layer="layout" svg:x1="3.302cm" svg:y1="2.54cm" svg:x2="5.08cm" svg:y2="2.54cm">
          <text:p/>
        </draw:line>
        <draw:line draw:style-name="gr2" draw:text-style-name="P2" draw:layer="layout" svg:x1="5.08cm" svg:y1="2.54cm" svg:x2="5.588cm" svg:y2="4.064cm">
          <text:p/>
        </draw:line>
        <draw:line draw:style-name="gr2" draw:text-style-name="P2" draw:layer="layout" svg:x1="7.874cm" svg:y1="2.286cm" svg:x2="7.366cm" svg:y2="3.302cm">
          <text:p/>
        </draw:line>
        <draw:line draw:style-name="gr2" draw:text-style-name="P2" draw:layer="layout" svg:x1="7.874cm" svg:y1="2.286cm" svg:x2="9.652cm" svg:y2="2.286cm">
          <text:p/>
        </draw:line>
        <draw:line draw:style-name="gr2" draw:text-style-name="P2" draw:layer="layout" svg:x1="9.652cm" svg:y1="2.286cm" svg:x2="10.16cm" svg:y2="3.81cm">
          <text:p/>
        </draw:line>
        <draw:line draw:style-name="gr2" draw:text-style-name="P2" draw:layer="layout" svg:x1="21.59cm" svg:y1="2.54cm" svg:x2="23.368cm" svg:y2="2.54cm">
          <text:p/>
        </draw:line>
        <draw:line draw:style-name="gr2" draw:text-style-name="P2" draw:layer="layout" svg:x1="23.368cm" svg:y1="2.54cm" svg:x2="23.876cm" svg:y2="4.064cm">
          <text:p/>
        </draw:line>
        <draw:line draw:style-name="gr2" draw:text-style-name="P2" draw:layer="layout" svg:x1="21.59cm" svg:y1="2.54cm" svg:x2="23.368cm" svg:y2="2.54cm">
          <text:p/>
        </draw:line>
        <draw:line draw:style-name="gr2" draw:text-style-name="P2" draw:layer="layout" svg:x1="23.368cm" svg:y1="2.54cm" svg:x2="23.876cm" svg:y2="4.064cm">
          <text:p/>
        </draw:line>
        <draw:line draw:style-name="gr2" draw:text-style-name="P2" draw:layer="layout" svg:x1="3.048cm" svg:y1="10.922cm" svg:x2="2.54cm" svg:y2="11.938cm">
          <text:p/>
        </draw:line>
        <draw:line draw:style-name="gr2" draw:text-style-name="P2" draw:layer="layout" svg:x1="3.048cm" svg:y1="10.922cm" svg:x2="4.826cm" svg:y2="10.922cm">
          <text:p/>
        </draw:line>
        <draw:line draw:style-name="gr2" draw:text-style-name="P2" draw:layer="layout" svg:x1="4.826cm" svg:y1="10.922cm" svg:x2="5.334cm" svg:y2="12.446cm">
          <text:p/>
        </draw:line>
        <draw:line draw:style-name="gr2" draw:text-style-name="P2" draw:layer="layout" svg:x1="7.62cm" svg:y1="10.668cm" svg:x2="7.112cm" svg:y2="11.684cm">
          <text:p/>
        </draw:line>
        <draw:line draw:style-name="gr2" draw:text-style-name="P2" draw:layer="layout" svg:x1="7.62cm" svg:y1="10.668cm" svg:x2="9.398cm" svg:y2="10.668cm">
          <text:p/>
        </draw:line>
        <draw:line draw:style-name="gr2" draw:text-style-name="P2" draw:layer="layout" svg:x1="9.398cm" svg:y1="10.668cm" svg:x2="9.906cm" svg:y2="12.192cm">
          <text:p/>
        </draw:line>
        <draw:line draw:style-name="gr2" draw:text-style-name="P2" draw:layer="layout" svg:x1="13.208cm" svg:y1="10.414cm" svg:x2="12.7cm" svg:y2="11.43cm">
          <text:p/>
        </draw:line>
        <draw:line draw:style-name="gr2" draw:text-style-name="P2" draw:layer="layout" svg:x1="13.208cm" svg:y1="10.414cm" svg:x2="14.986cm" svg:y2="10.414cm">
          <text:p/>
        </draw:line>
        <draw:line draw:style-name="gr2" draw:text-style-name="P2" draw:layer="layout" svg:x1="14.986cm" svg:y1="10.414cm" svg:x2="15.494cm" svg:y2="11.938cm">
          <text:p/>
        </draw:line>
        <draw:line draw:style-name="gr2" draw:text-style-name="P2" draw:layer="layout" svg:x1="21.336cm" svg:y1="10.922cm" svg:x2="23.114cm" svg:y2="10.922cm">
          <text:p/>
        </draw:line>
        <draw:line draw:style-name="gr2" draw:text-style-name="P2" draw:layer="layout" svg:x1="23.114cm" svg:y1="10.922cm" svg:x2="23.622cm" svg:y2="12.446cm">
          <text:p/>
        </draw:line>
        <draw:line draw:style-name="gr2" draw:text-style-name="P2" draw:layer="layout" svg:x1="21.336cm" svg:y1="10.922cm" svg:x2="23.114cm" svg:y2="10.922cm">
          <text:p/>
        </draw:line>
        <draw:line draw:style-name="gr2" draw:text-style-name="P2" draw:layer="layout" svg:x1="23.114cm" svg:y1="10.922cm" svg:x2="23.622cm" svg:y2="12.446cm">
          <text:p/>
        </draw:line>
        <draw:line draw:style-name="gr2" draw:text-style-name="P2" draw:layer="layout" svg:x1="3.81cm" svg:y1="10.16cm" svg:x2="3.302cm" svg:y2="11.176cm">
          <text:p/>
        </draw:line>
        <draw:line draw:style-name="gr2" draw:text-style-name="P2" draw:layer="layout" svg:x1="3.81cm" svg:y1="10.16cm" svg:x2="5.588cm" svg:y2="10.16cm">
          <text:p/>
        </draw:line>
        <draw:line draw:style-name="gr2" draw:text-style-name="P2" draw:layer="layout" svg:x1="5.588cm" svg:y1="10.16cm" svg:x2="6.096cm" svg:y2="11.684cm">
          <text:p/>
        </draw:line>
        <draw:line draw:style-name="gr2" draw:text-style-name="P2" draw:layer="layout" svg:x1="8.382cm" svg:y1="9.906cm" svg:x2="7.874cm" svg:y2="10.922cm">
          <text:p/>
        </draw:line>
        <draw:line draw:style-name="gr2" draw:text-style-name="P2" draw:layer="layout" svg:x1="8.382cm" svg:y1="9.906cm" svg:x2="10.16cm" svg:y2="9.906cm">
          <text:p/>
        </draw:line>
        <draw:line draw:style-name="gr2" draw:text-style-name="P2" draw:layer="layout" svg:x1="10.16cm" svg:y1="9.906cm" svg:x2="10.668cm" svg:y2="11.43cm">
          <text:p/>
        </draw:line>
        <draw:line draw:style-name="gr2" draw:text-style-name="P2" draw:layer="layout" svg:x1="13.97cm" svg:y1="9.652cm" svg:x2="13.462cm" svg:y2="10.668cm">
          <text:p/>
        </draw:line>
        <draw:line draw:style-name="gr2" draw:text-style-name="P2" draw:layer="layout" svg:x1="13.97cm" svg:y1="9.652cm" svg:x2="15.748cm" svg:y2="9.652cm">
          <text:p/>
        </draw:line>
        <draw:line draw:style-name="gr2" draw:text-style-name="P2" draw:layer="layout" svg:x1="15.748cm" svg:y1="9.652cm" svg:x2="16.256cm" svg:y2="11.176cm">
          <text:p/>
        </draw:line>
        <draw:line draw:style-name="gr2" draw:text-style-name="P2" draw:layer="layout" svg:x1="22.098cm" svg:y1="10.16cm" svg:x2="23.876cm" svg:y2="10.16cm">
          <text:p/>
        </draw:line>
        <draw:line draw:style-name="gr2" draw:text-style-name="P2" draw:layer="layout" svg:x1="23.876cm" svg:y1="10.16cm" svg:x2="24.384cm" svg:y2="11.684cm">
          <text:p/>
        </draw:line>
        <draw:line draw:style-name="gr2" draw:text-style-name="P2" draw:layer="layout" svg:x1="22.098cm" svg:y1="10.16cm" svg:x2="23.876cm" svg:y2="10.16cm">
          <text:p/>
        </draw:line>
        <draw:line draw:style-name="gr2" draw:text-style-name="P2" draw:layer="layout" svg:x1="23.876cm" svg:y1="10.16cm" svg:x2="24.384cm" svg:y2="11.684cm">
          <text:p/>
        </draw:line>
        <draw:frame draw:style-name="gr3" draw:text-style-name="P3" draw:layer="layout" svg:width="3.575cm" svg:height="1.016cm" draw:transform="rotate (1.5707963267949) translate (0.082cm 8.89cm)">
          <draw:text-box>
            <text:p>Frequency</text:p>
          </draw:text-box>
        </draw:frame>
        <draw:frame draw:style-name="gr4" draw:text-style-name="P3" draw:layer="layout" svg:width="3.575cm" svg:height="0.962cm" svg:x="11.919cm" svg:y="14.278cm">
          <draw:text-box>
            <text:p>Time</text:p>
          </draw:text-box>
        </draw:frame>
        <draw:line draw:style-name="gr2" draw:text-style-name="P2" draw:layer="layout" svg:x1="11.176cm" svg:y1="1.016cm" svg:x2="11.176cm" svg:y2="13.97cm">
          <text:p/>
        </draw:line>
        <draw:line draw:style-name="gr2" draw:text-style-name="P2" draw:layer="layout" svg:x1="11.176cm" svg:y1="1.016cm" svg:x2="11.176cm" svg:y2="13.97cm">
          <text:p/>
        </draw:line>
        <draw:line draw:style-name="gr2" draw:text-style-name="P2" draw:layer="layout" svg:x1="20.828cm" svg:y1="1.016cm" svg:x2="20.828cm" svg:y2="13.97cm">
          <text:p/>
        </draw:line>
        <draw:line draw:style-name="gr5" draw:text-style-name="P4" draw:layer="layout" svg:x1="1.524cm" svg:y1="7.874cm" svg:x2="10.922cm" svg:y2="7.874cm">
          <text:p/>
        </draw:line>
        <draw:frame draw:style-name="gr4" draw:text-style-name="P3" draw:layer="layout" svg:width="2.286cm" svg:height="0.962cm" svg:x="5.334cm" svg:y="6.858cm">
          <draw:text-box>
            <text:p>50ms </text:p>
          </draw:text-box>
        </draw:frame>
        <draw:frame draw:style-name="gr4" draw:text-style-name="P5" draw:layer="layout" svg:width="8.636cm" svg:height="0.962cm" svg:x="11.684cm" svg:y="5.588cm">
          <draw:text-box>
            <text:p><text:span text:style-name="T1">silent window (no calls)</text:span></text:p>
          </draw:text-box>
        </draw:frame>
        <draw:frame draw:style-name="gr4" draw:text-style-name="P3" draw:layer="layout" svg:width="1.778cm" svg:height="0.962cm" svg:x="1.524cm" svg:y="1.016cm">
          <draw:text-box>
            <text:p>A</text:p>
          </draw:text-box>
        </draw:frame>
        <draw:frame draw:style-name="gr4" draw:text-style-name="P3" draw:layer="layout" svg:width="6.858cm" svg:height="0.962cm" svg:x="4.064cm" svg:y="5.134cm">
          <draw:text-box>
            <text:p>50ms window</text:p>
          </draw:text-box>
        </draw:frame>
        <draw:frame draw:style-name="gr4" draw:text-style-name="P3" draw:layer="layout" svg:width="1.778cm" svg:height="0.962cm" svg:x="1.524cm" svg:y="8.382cm">
          <draw:text-box>
            <text:p>B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1" draw:layer="layout" svg:width="15.494cm" svg:height="10.16cm" svg:x="5.588cm" svg:y="2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22cm" svg:y1="3.81cm" svg:x2="8.382cm" svg:y2="8.043cm">
          <text:p/>
        </draw:line>
        <draw:line draw:style-name="gr2" draw:text-style-name="P2" draw:layer="layout" svg:x1="10.322cm" svg:y1="3.81cm" svg:x2="17.111cm" svg:y2="3.81cm">
          <text:p/>
        </draw:line>
        <draw:line draw:style-name="gr2" draw:text-style-name="P2" draw:layer="layout" svg:x1="17.11cm" svg:y1="3.81cm" svg:x2="19.05cm" svg:y2="10.16cm">
          <text:p/>
        </draw:line>
        <draw:line draw:style-name="gr2" draw:text-style-name="P2" draw:layer="layout" svg:x1="8.128cm" svg:y1="2.286cm" svg:x2="8.128cm" svg:y2="12.446cm">
          <text:p/>
        </draw:line>
        <draw:line draw:style-name="gr2" draw:text-style-name="P2" draw:layer="layout" svg:x1="10.414cm" svg:y1="2.286cm" svg:x2="10.414cm" svg:y2="12.446cm">
          <text:p/>
        </draw:line>
        <draw:line draw:style-name="gr2" draw:text-style-name="P2" draw:layer="layout" svg:x1="17.018cm" svg:y1="2.286cm" svg:x2="17.018cm" svg:y2="12.446cm">
          <text:p/>
        </draw:line>
        <draw:line draw:style-name="gr2" draw:text-style-name="P2" draw:layer="layout" svg:x1="19.05cm" svg:y1="2.286cm" svg:x2="19.05cm" svg:y2="12.446cm">
          <text:p/>
        </draw:line>
        <draw:frame draw:style-name="gr4" draw:text-style-name="P3" draw:layer="layout" svg:width="2.032cm" svg:height="0.962cm" svg:x="8.382cm" svg:y="2.848cm">
          <draw:text-box>
            <text:p>iFM</text:p>
          </draw:text-box>
        </draw:frame>
        <draw:frame draw:style-name="gr4" draw:text-style-name="P3" draw:layer="layout" svg:width="2.032cm" svg:height="0.962cm" svg:x="12.954cm" svg:y="2.848cm">
          <draw:text-box>
            <text:p>CF</text:p>
          </draw:text-box>
        </draw:frame>
        <draw:frame draw:style-name="gr4" draw:text-style-name="P3" draw:layer="layout" svg:width="2.032cm" svg:height="0.962cm" svg:x="17.11cm" svg:y="2.848cm">
          <draw:text-box>
            <text:p>tFM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4" draw:layer="layout" svg:width="19.848cm" svg:height="5.742cm" svg:x="4.536cm" svg:y="-0.408cm">
          <draw:image xlink:href="Pictures/1000020100000280000001E04725D88ADD3B09CB.png" xlink:type="simple" xlink:show="embed" xlink:actuate="onLoad">
            <text:p/>
          </draw:image>
        </draw:frame>
        <draw:frame draw:style-name="gr8" draw:text-style-name="P4" draw:layer="layout" svg:width="19.834cm" svg:height="5.088cm" svg:x="4.572cm" svg:y="4.818cm">
          <draw:image xlink:href="Pictures/1000020100000280000001E04725D88ADD3B09CB.png" xlink:type="simple" xlink:show="embed" xlink:actuate="onLoad">
            <text:p/>
          </draw:image>
        </draw:frame>
        <draw:frame draw:style-name="gr8" draw:text-style-name="P4" draw:layer="layout" svg:width="19.98cm" svg:height="5.588cm" svg:x="4.426cm" svg:y="10.16cm">
          <draw:image xlink:href="Pictures/1000020100000280000001E0A096D3750FFC6D15.png" xlink:type="simple" xlink:show="embed" xlink:actuate="onLoad">
            <text:p/>
          </draw:image>
        </draw:frame>
        <draw:frame draw:style-name="gr9" draw:text-style-name="P3" draw:layer="layout" svg:width="1.27cm" svg:height="0.962cm" svg:x="7.112cm" svg:y="0.762cm">
          <draw:text-box>
            <text:p>A</text:p>
          </draw:text-box>
        </draw:frame>
        <draw:frame draw:style-name="gr9" draw:text-style-name="P3" draw:layer="layout" svg:width="1.27cm" svg:height="0.962cm" svg:x="7.112cm" svg:y="5.588cm">
          <draw:text-box>
            <text:p>B</text:p>
          </draw:text-box>
        </draw:frame>
        <draw:frame draw:style-name="gr9" draw:text-style-name="P3" draw:layer="layout" svg:width="1.27cm" svg:height="0.962cm" svg:x="6.858cm" svg:y="10.976cm">
          <draw:text-box>
            <text:p>C</text:p>
          </draw:text-box>
        </draw:frame>
        <draw:frame draw:style-name="gr10" draw:text-style-name="P7" draw:layer="layout" svg:width="6.604cm" svg:height="1.673cm" draw:transform="rotate (1.5707963267949) translate (4.169cm 5.842cm)">
          <draw:text-box>
            <text:p text:style-name="P4"><text:span text:style-name="T2">Δ </text:span><text:span text:style-name="T3">median, </text:span></text:p>
            <text:p text:style-name="P4"><text:span text:style-name="T3">Peak amplitude, dB</text:span></text:p>
          </draw:text-box>
        </draw:frame>
        <draw:frame draw:style-name="gr10" draw:text-style-name="P7" draw:layer="layout" svg:width="6.604cm" svg:height="1.673cm" draw:transform="rotate (1.5707963267949) translate (4.169cm 10.668cm)">
          <draw:text-box>
            <text:p text:style-name="P4"><text:span text:style-name="T2">Δ </text:span><text:span text:style-name="T3">median, </text:span></text:p>
            <text:p text:style-name="P4"><text:span text:style-name="T3">RMS, dB</text:span></text:p>
          </draw:text-box>
        </draw:frame>
        <draw:frame draw:style-name="gr10" draw:text-style-name="P7" draw:layer="layout" svg:width="6.604cm" svg:height="1.673cm" draw:transform="rotate (1.5707963267949) translate (4.064cm 16.002cm)">
          <draw:text-box>
            <text:p text:style-name="P4"><text:span text:style-name="T2">Δ </text:span><text:span text:style-name="T3">median, </text:span></text:p>
            <text:p text:style-name="P4"><text:span text:style-name="T3">Dominant frequenci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4" draw:layer="layout" svg:width="6.011cm" svg:height="2.603cm" svg:x="3.895cm" svg:y="1.016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1.43cm" svg:y="1.016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9.304cm" svg:y="1.016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3.98cm" svg:y="3.81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1.515cm" svg:y="3.81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9.389cm" svg:y="3.81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3.98cm" svg:y="6.541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1.515cm" svg:y="6.541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9.389cm" svg:y="6.541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3.98cm" svg:y="9.144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1.515cm" svg:y="9.144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9.389cm" svg:y="9.144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3.98cm" svg:y="12.129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1.515cm" svg:y="12.129cm">
          <draw:image xlink:href="Pictures/1000020100000280000001E04C0DED8720271DFA.png" xlink:type="simple" xlink:show="embed" xlink:actuate="onLoad">
            <text:p/>
          </draw:image>
        </draw:frame>
        <draw:frame draw:style-name="gr11" draw:text-style-name="P4" draw:layer="layout" svg:width="6.011cm" svg:height="2.603cm" svg:x="19.389cm" svg:y="12.129cm">
          <draw:image xlink:href="Pictures/1000020100000280000001E04C0DED8720271DFA.png" xlink:type="simple" xlink:show="embed" xlink:actuate="onLoad">
            <text:p/>
          </draw:image>
        </draw:frame>
        <draw:frame draw:style-name="gr4" draw:text-style-name="P7" draw:layer="layout" svg:width="4.826cm" svg:height="0.962cm" svg:x="4.572cm" svg:y="0cm">
          <draw:text-box>
            <text:p text:style-name="P4">iFM</text:p>
          </draw:text-box>
        </draw:frame>
        <draw:frame draw:style-name="gr4" draw:text-style-name="P7" draw:layer="layout" svg:width="4.826cm" svg:height="0.962cm" svg:x="12.192cm" svg:y="0cm">
          <draw:text-box>
            <text:p text:style-name="P4">tFM</text:p>
          </draw:text-box>
        </draw:frame>
        <draw:frame draw:style-name="gr4" draw:text-style-name="P7" draw:layer="layout" svg:width="4.826cm" svg:height="0.962cm" svg:x="19.812cm" svg:y="0cm">
          <draw:text-box>
            <text:p text:style-name="P4">CF</text:p>
          </draw:text-box>
        </draw:frame>
        <draw:frame draw:style-name="gr4" draw:text-style-name="P7" draw:layer="layout" svg:width="4.826cm" svg:height="0.962cm" draw:transform="rotate (1.5707963267949) translate (2.848cm 4.826cm)">
          <draw:text-box>
            <text:p text:style-name="P4"><text:span text:style-name="T4">Duration</text:span></text:p>
          </draw:text-box>
        </draw:frame>
        <draw:frame draw:style-name="gr4" draw:text-style-name="P7" draw:layer="layout" svg:width="4.826cm" svg:height="1.427cm" draw:transform="rotate (1.5707963267949) translate (2.286cm 7.874cm)">
          <draw:text-box>
            <text:p text:style-name="P4"><text:span text:style-name="T4">Peak amplitude, dB</text:span></text:p>
          </draw:text-box>
        </draw:frame>
        <draw:frame draw:style-name="gr4" draw:text-style-name="P7" draw:layer="layout" svg:width="4.826cm" svg:height="1.427cm" draw:transform="rotate (1.5707963267949) translate (2.287cm 10.668cm)">
          <draw:text-box>
            <text:p text:style-name="P4"><text:span text:style-name="T4">RMS,</text:span></text:p>
            <text:p text:style-name="P4"><text:span text:style-name="T4">dB</text:span></text:p>
          </draw:text-box>
        </draw:frame>
        <draw:frame draw:style-name="gr4" draw:text-style-name="P7" draw:layer="layout" svg:width="4.826cm" svg:height="2.603cm" draw:transform="rotate (1.5707963267949) translate (1.377cm 12.954cm)">
          <draw:text-box>
            <text:p text:style-name="P4"><text:span text:style-name="T4">Lowest</text:span></text:p>
            <text:p text:style-name="P4"><text:span text:style-name="T4"><text:s/></text:span><text:span text:style-name="T4">frequency,</text:span></text:p>
            <text:p text:style-name="P4"><text:span text:style-name="T4">(-10 dB peak)</text:span></text:p>
            <text:p text:style-name="P4"><text:span text:style-name="T4"><text:s/></text:span><text:span text:style-name="T4">Hz</text:span></text:p>
          </draw:text-box>
        </draw:frame>
        <draw:frame draw:style-name="gr4" draw:text-style-name="P7" draw:layer="layout" svg:width="4.826cm" svg:height="2.015cm" draw:transform="rotate (1.5707963267949) translate (1.27cm 16.002cm)">
          <draw:text-box>
            <text:p text:style-name="P4"><text:span text:style-name="T4">Peak</text:span></text:p>
            <text:p text:style-name="P4"><text:span text:style-name="T4"><text:s/></text:span><text:span text:style-name="T4">frequency,</text:span></text:p>
            <text:p text:style-name="P4"><text:span text:style-name="T4"><text:s/></text:span><text:span text:style-name="T4">Hz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17:10:49.014904520</meta:creation-date>
    <dc:date>2020-08-05T17:55:21.203821631</dc:date>
    <meta:editing-duration>PT16M</meta:editing-duration>
    <meta:editing-cycles>3</meta:editing-cycles>
    <meta:generator>LibreOffice/6.0.7.3$Linux_X86_64 LibreOffice_project/00m0$Build-3</meta:generator>
    <meta:document-statistic meta:object-count="121"/>
  </office:meta>
</office:document-meta>
</file>